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riends of Hart Park bid Vaya Con Dios to two of our dear friends...</text:p>
      <text:p text:style-name="Standard"/>
      <text:p text:style-name="Standard">Harry Carey, Jr.</text:p>
      <text:p text:style-name="Standard"/>
      <text:p text:style-name="Standard">Huell How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3-09T17:53:39</meta:creation-date>
    <dc:date>2013-03-09T17:54:30</dc:date>
    <dc:creator>Bill West</dc:creator>
    <meta:editing-duration>P0D</meta:editing-duration>
    <meta:editing-cycles>1</meta:editing-cycles>
    <meta:document-statistic meta:table-count="0" meta:image-count="0" meta:object-count="0" meta:page-count="1" meta:paragraph-count="3" meta:word-count="20" meta:character-count="102" meta:non-whitespace-character-count="83"/>
    <meta:generator>LibreOffice/3.5$Linux_X86_64 LibreOffice_project/350m1$Build-2</meta:generator>
  </office:meta>
</office:document-meta>
</file>